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text-properties fo:language="en" fo:country="GB" officeooo:rsid="00247bdd" officeooo:paragraph-rsid="00247bd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0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text-transform="uppercase" fo:color="#336633" loext:opacity="100%" style:font-name="Calibri" fo:font-size="24pt" fo:language="en" fo:country="GB" fo:font-weight="bold" style:font-size-asian="24pt" style:font-weight-asian="bold" style:font-size-complex="24pt" style:font-weight-complex="bold"/>
    </style:style>
    <style:style style:name="P12" style:family="paragraph" style:parent-style-name="Standard">
      <style:text-properties fo:color="#336633" loext:opacity="100%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13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5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2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fo:language="en" fo:country="GB"/>
    </style:style>
    <style:style style:name="P22" style:family="paragraph" style:parent-style-name="Standard" style:master-page-name="Standard">
      <style:paragraph-properties style:page-number="auto"/>
      <style:text-properties fo:language="en" fo:country="GB"/>
    </style:style>
    <style:style style:name="P23" style:family="paragraph" style:parent-style-name="Standard">
      <style:text-properties fo:language="en" fo:country="GB"/>
    </style:style>
    <style:style style:name="P24" style:family="paragraph" style:parent-style-name="Standard">
      <style:text-properties style:font-name="Calibri" fo:font-size="12pt" fo:language="en" fo:country="GB" officeooo:paragraph-rsid="002e3156" style:font-size-asian="12pt" style:font-size-complex="12pt"/>
    </style:style>
    <style:style style:name="P2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e3156" style:font-size-asian="12pt" style:font-size-complex="12pt"/>
    </style:style>
    <style:style style:name="P26" style:family="paragraph" style:parent-style-name="Standard">
      <style:text-properties style:font-name="Calibri" fo:font-size="12pt" officeooo:paragraph-rsid="002e3156" style:font-size-asian="12pt" style:font-size-complex="12pt"/>
    </style:style>
    <style:style style:name="P2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e3156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e3156"/>
    </style:style>
    <style:style style:name="P29" style:family="paragraph" style:parent-style-name="Standard" style:master-page-name="First_20_Page">
      <style:paragraph-properties style:page-number="auto"/>
      <style:text-properties officeooo:paragraph-rsid="002e3156"/>
    </style:style>
    <style:style style:name="P30" style:family="paragraph" style:parent-style-name="Standard">
      <style:text-properties officeooo:paragraph-rsid="002e3156"/>
    </style:style>
    <style:style style:name="P31" style:family="paragraph" style:parent-style-name="Text_20_body" style:list-style-name="L1">
      <style:text-properties fo:language="en" fo:country="GB"/>
    </style:style>
    <style:style style:name="P32" style:family="paragraph" style:parent-style-name="Text_20_body" style:list-style-name="L1">
      <style:text-properties fo:language="en" fo:country="GB" officeooo:rsid="00219e9f"/>
    </style:style>
    <style:style style:name="P33" style:family="paragraph" style:parent-style-name="Text_20_body" style:list-style-name="L3">
      <style:text-properties fo:language="en" fo:country="GB" officeooo:rsid="00219e9f" officeooo:paragraph-rsid="00219e9f"/>
    </style:style>
    <style:style style:name="P34" style:family="paragraph" style:parent-style-name="Text_20_body" style:list-style-name="L1">
      <style:text-properties fo:language="en" fo:country="GB" officeooo:rsid="00247bdd" officeooo:paragraph-rsid="00247bdd"/>
    </style:style>
    <style:style style:name="P35" style:family="paragraph" style:parent-style-name="Text_20_body" style:list-style-name="L2">
      <style:text-properties fo:language="en" fo:country="GB" officeooo:rsid="00247bdd" officeooo:paragraph-rsid="00247bdd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e3156" style:font-size-asian="24pt" style:font-weight-asian="bold" style:font-size-complex="24pt" style:font-weight-complex="bold"/>
    </style:style>
    <style:style style:name="P3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e3156" style:text-blinking="false" fo:background-color="transparent" loext:padding="0cm" loext:border="none"/>
    </style:style>
    <style:style style:name="P3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e3156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e3156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e3156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ed124" style:text-blinking="false" fo:background-color="transparent" loext:char-shading-value="0" style:font-size-asian="36pt" style:font-size-complex="36pt"/>
    </style:style>
    <style:style style:name="T14" style:family="text">
      <style:text-properties officeooo:rsid="001dce2c"/>
    </style:style>
    <style:style style:name="T15" style:family="text">
      <style:text-properties officeooo:rsid="00219e9f"/>
    </style:style>
    <style:style style:name="T16" style:family="text">
      <style:text-properties officeooo:rsid="0023d65e"/>
    </style:style>
    <style:style style:name="T17" style:family="text">
      <style:text-properties officeooo:rsid="00247bdd"/>
    </style:style>
    <style:style style:name="T18" style:family="text">
      <style:text-properties officeooo:rsid="00296fda"/>
    </style:style>
    <style:style style:name="T19" style:family="text">
      <style:text-properties officeooo:rsid="002c7204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style:font-name="Calibri" fo:font-size="12pt" style:font-size-asian="12pt" style:font-size-complex="12pt"/>
    </style:style>
    <style:style style:name="T23" style:family="text">
      <style:text-properties officeooo:rsid="002332ea"/>
    </style:style>
    <style:style style:name="T2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0"/>
          <text:p text:style-name="P10"><text:user-field-get text:name="Modulo">Computer Systems</text:user-field-get></text:p>
          <text:p text:style-name="P10">CFGS DAW</text:p>
        </draw:text-box>
      </draw:frame>
      <text:p text:style-name="P29"/>
      <text:p text:style-name="P30"/>
      <text:p text:style-name="P30"/>
      <text:p text:style-name="P30"/>
      <text:p text:style-name="P36"><text:span text:style-name="T8">Computer Systems – </text:span><text:span text:style-name="T10">Study guide 3</text:span><text:span text:style-name="T11"><text:line-break/></text:span><text:span text:style-name="T12">UD 0</text:span><text:span text:style-name="T13">7</text:span><text:span text:style-name="T12">. </text:span><text:span text:style-name="T20"><text:user-field-get text:name="Tema">Windows administration -Part 3-</text:user-field-get></text:span></text:p>
      <text:p text:style-name="P37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8">Sergio García / Alfredo Oltra</text:p>
      <text:p text:style-name="P2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28"><text:a xlink:type="simple" xlink:href="mailto:alfredo.oltra@ceedcv.es" text:style-name="Internet_20_link" text:visited-style-name="Visited_20_Internet_20_Link"><text:span text:style-name="T22">alfredo.oltra</text:span></text:a><text:a xlink:type="simple" xlink:href="mailto:alfredo.oltra@ceedcv.es" text:style-name="Internet_20_link" text:visited-style-name="Visited_20_Internet_20_Link"><text:span text:style-name="T22">@</text:span></text:a><text:a xlink:type="simple" xlink:href="mailto:alfredo.oltra@ceedcv.es" text:style-name="Internet_20_link" text:visited-style-name="Visited_20_Internet_20_Link"><text:span text:style-name="T22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39">20<text:span text:style-name="T23">22</text:span>/20<text:span text:style-name="T24">2</text:span><text:span text:style-name="T23">3</text:span></text:p>
      <text:p text:style-name="P25"><text:tab/><text:tab/><text:tab/><text:tab/><text:tab/><text:tab/><text:tab/><text:tab/><text:tab/><text:tab/>Versión:<text:date style:data-style-name="N104" text:date-value="2022-06-02T16:39:36.456327480">220602</text:date>.<text:time style:data-style-name="N105" text:time-value="2022-06-02T16:39:36.456560078">1638</text:time></text:p>
      <text:p text:style-name="P26"/>
      <text:p text:style-name="P2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Licencia</text:p>
      <text:p text:style-name="P4"/>
      <text:p text:style-name="P16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5"/>
      <text:p text:style-name="P15"><text:s/></text:p>
      <text:p text:style-name="P13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3"> </text:span>Importante</text:p>
      <text:p text:style-name="P9"/>
      <text:p text:style-name="P5"><text:span text:style-name="T3"> </text:span>Atención</text:p>
      <text:p text:style-name="P9"/>
      <text:p text:style-name="P5"><text:span text:style-name="T3"></text:span> <text:s/>Interesante</text:p>
      <text:h text:style-name="P2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0">1. Data<text:tab/>3</text:p>
          <text:p text:style-name="P20">2. Previous knowledge<text:tab/>3</text:p>
          <text:p text:style-name="P20">3. Objectives<text:tab/>3</text:p>
          <text:p text:style-name="P20">4. Contents<text:tab/>3</text:p>
          <text:p text:style-name="P20">5. Activities<text:tab/>3</text:p>
          <text:p text:style-name="P20">6. Recommendations<text:tab/>3</text:p>
        </text:index-body>
      </text:table-of-content>
      <text:p text:style-name="P4"/>
      <text:p text:style-name="P22"/>
      <text:p text:style-name="P6">UD0<text:user-field-get text:name="NumeroTema">7</text:user-field-get>. <text:user-field-get text:name="Tema">Windows administration -Part 3-</text:user-field-get></text:p>
      <text:h text:style-name="P21" text:outline-level="1">Data</text:h>
      <text:p text:style-name="P7">From <text:span text:style-name="T19">16</text:span>/<text:span text:style-name="T19">12</text:span>/201<text:span text:style-name="T18">9</text:span> to <text:span text:style-name="T19">22</text:span>/<text:span text:style-name="T19">12</text:span>/201<text:span text:style-name="T18">9</text:span>. The length of the unit <text:span text:style-name="T15">(part 3)</text:span> is 1 week (8 hours).</text:p>
      <text:h text:style-name="P21" text:outline-level="1">Previous knowledge</text:h>
      <text:p text:style-name="P7">Previous units, specially unit 0<text:span text:style-name="T16">5 and class notes of part 1 of unit 06</text:span></text:p>
      <text:h text:style-name="P21" text:outline-level="1">Objectives</text:h>
      <text:list xml:id="list1492025438" text:style-name="L1">
        <text:list-item>
          <text:p text:style-name="P31">To learn <text:span text:style-name="T15">basics using Windows 10.</text:span></text:p>
        </text:list-item>
        <text:list-item>
          <text:p text:style-name="P32">To learn how to create groups.</text:p>
        </text:list-item>
        <text:list-item>
          <text:p text:style-name="P34">To learn how to set NTFS permissions</text:p>
        </text:list-item>
      </text:list>
      <text:h text:style-name="P21" text:outline-level="1">Contents</text:h>
      <text:list xml:id="list2882564516" text:style-name="L2">
        <text:list-item>
          <text:p text:style-name="P35">Users and groups</text:p>
        </text:list-item>
        <text:list-item>
          <text:p text:style-name="P35">NTFS Permissions</text:p>
        </text:list-item>
      </text:list>
      <text:h text:style-name="P21" text:outline-level="1">Activities</text:h>
      <text:list xml:id="list2098686570" text:style-name="L3">
        <text:list-item>
          <text:p text:style-name="P33">Research and development activities<text:span text:style-name="T14">.</text:span></text:p>
        </text:list-item>
      </text:list>
      <text:h text:style-name="P21" text:outline-level="1">Recommendations</text:h>
      <text:p text:style-name="P7">Try to follow visual guides and video tutorials about how to assemble a computer, because text is not enough to understand whole process.</text:p>
      <text:p text:style-name="P8">Understand the main permissions to set them properly.</text:p>
      <text:p text:style-name="P7">The activit<text:span text:style-name="T17">y is designed to be done in groups and collaboratively you can </text:span>clarify ide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5H15M52S</meta:editing-duration>
    <meta:editing-cycles>37</meta:editing-cycles>
    <meta:generator>LibreOffice/7.3.3.2$Linux_X86_64 LibreOffice_project/30$Build-2</meta:generator>
    <dc:title>Plantilla CEED</dc:title>
    <dc:date>2022-06-02T16:38:54.341322466</dc:date>
    <meta:print-date>2016-11-26T23:55:33.915000000</meta:print-date>
    <meta:document-statistic meta:table-count="0" meta:image-count="1" meta:object-count="0" meta:page-count="3" meta:paragraph-count="45" meta:word-count="260" meta:character-count="1622" meta:non-whitespace-character-count="1398"/>
    <meta:template xlink:type="simple" xlink:actuate="onRequest" xlink:title="Plantilla CEED" xlink:href="../../.config/libreoffice/4/user/template/Plantilla%20CEED.ott" meta:date="2016-09-15T13:17:11.020000000"/>
  </office:meta>
</office:document-meta>
</file>